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06d" officeooo:paragraph-rsid="0005d06d"/>
    </style:style>
    <style:style style:name="P2" style:family="paragraph" style:parent-style-name="Standard">
      <style:text-properties officeooo:rsid="0005d06d" officeooo:paragraph-rsid="0005f2b4"/>
    </style:style>
    <style:style style:name="P3" style:family="paragraph" style:parent-style-name="Standard">
      <style:text-properties fo:font-size="10pt" officeooo:rsid="0005d06d" officeooo:paragraph-rsid="0005d06d" style:font-size-asian="10pt" style:font-size-complex="10pt"/>
    </style:style>
    <style:style style:name="P4" style:family="paragraph" style:parent-style-name="Standard">
      <style:text-properties fo:font-size="10pt" officeooo:rsid="000885cc" officeooo:paragraph-rsid="000885cc" style:font-size-asian="10pt" style:font-size-complex="10pt"/>
    </style:style>
    <style:style style:name="P5" style:family="paragraph" style:parent-style-name="Standard">
      <style:text-properties fo:font-size="10pt" officeooo:rsid="000922d1" officeooo:paragraph-rsid="000922d1" style:font-size-asian="10pt" style:font-size-complex="10pt"/>
    </style:style>
    <style:style style:name="P6" style:family="paragraph" style:parent-style-name="Standard">
      <style:text-properties fo:font-size="10pt" officeooo:rsid="000ace09" officeooo:paragraph-rsid="000ace09" style:font-size-asian="10pt" style:font-size-complex="10pt"/>
    </style:style>
    <style:style style:name="P7" style:family="paragraph" style:parent-style-name="Standard">
      <style:text-properties fo:font-size="10pt" officeooo:rsid="000b393c" officeooo:paragraph-rsid="000b393c" style:font-size-asian="10pt" style:font-size-complex="10pt"/>
    </style:style>
    <style:style style:name="P8" style:family="paragraph" style:parent-style-name="Standard">
      <style:text-properties fo:font-size="10pt" officeooo:rsid="000b393c" officeooo:paragraph-rsid="000ca606" style:font-size-asian="10pt" style:font-size-complex="10pt"/>
    </style:style>
    <style:style style:name="P9" style:family="paragraph" style:parent-style-name="Standard">
      <style:text-properties fo:font-size="10pt" officeooo:rsid="000ca606" officeooo:paragraph-rsid="000ca606" style:font-size-asian="10pt" style:font-size-complex="10pt"/>
    </style:style>
    <style:style style:name="P10" style:family="paragraph" style:parent-style-name="Standard">
      <style:text-properties officeooo:rsid="0005f2b4" officeooo:paragraph-rsid="0005f2b4"/>
    </style:style>
    <style:style style:name="P11" style:family="paragraph" style:parent-style-name="Standard">
      <style:text-properties officeooo:rsid="0005f2b4" officeooo:paragraph-rsid="000885cc"/>
    </style:style>
    <style:style style:name="P12" style:family="paragraph" style:parent-style-name="Standard">
      <style:text-properties fo:font-size="12pt" officeooo:rsid="0005f2b4" officeooo:paragraph-rsid="0005f2b4" style:font-size-asian="12pt" style:font-size-complex="12pt"/>
    </style:style>
    <style:style style:name="P13" style:family="paragraph" style:parent-style-name="Standard">
      <style:text-properties fo:font-size="12pt" officeooo:rsid="0005f2b4" officeooo:paragraph-rsid="000885cc" style:font-size-asian="12pt" style:font-size-complex="12pt"/>
    </style:style>
    <style:style style:name="P14" style:family="paragraph" style:parent-style-name="Standard">
      <style:text-properties fo:font-size="12pt" officeooo:rsid="0006e8ae" officeooo:paragraph-rsid="0006e8ae" style:font-size-asian="12pt" style:font-size-complex="12pt"/>
    </style:style>
    <style:style style:name="P15" style:family="paragraph" style:parent-style-name="Standard">
      <style:text-properties fo:font-size="12pt" officeooo:rsid="0006e8ae" officeooo:paragraph-rsid="000885cc" style:font-size-asian="12pt" style:font-size-complex="12pt"/>
    </style:style>
    <style:style style:name="P16" style:family="paragraph" style:parent-style-name="Standard">
      <style:text-properties fo:font-size="12pt" officeooo:rsid="000885cc" officeooo:paragraph-rsid="000885cc" style:font-size-asian="12pt" style:font-size-complex="12pt"/>
    </style:style>
    <style:style style:name="P17" style:family="paragraph" style:parent-style-name="Standard">
      <style:text-properties fo:font-size="12pt" fo:font-weight="bold" officeooo:rsid="0005f2b4" officeooo:paragraph-rsid="000885cc" style:font-size-asian="12pt" style:font-weight-asian="bold" style:font-size-complex="12pt" style:font-weight-complex="bold"/>
    </style:style>
    <style:style style:name="T1" style:family="text">
      <style:text-properties officeooo:rsid="0005d06d"/>
    </style:style>
    <style:style style:name="T2" style:family="text">
      <style:text-properties officeooo:rsid="0005f2b4" fo:background-color="#ffff00" loext:char-shading-value="0"/>
    </style:style>
    <style:style style:name="T3" style:family="text">
      <style:text-properties officeooo:rsid="0005f2b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INSPEÇÃO DE HARDWARE</text:p>
      <text:p text:style-name="P1"/>
      <text:p text:style-name="P11"><text:span text:style-name="T4">LSPCI </text:span></text:p>
      <text:p text:style-name="P11"><text:span text:style-name="T4"/></text:p>
      <text:p text:style-name="P10"><text:span text:style-name="T4">Comando: </text:span><text:span text:style-name="T5">lspci</text:span></text:p>
      <text:p text:style-name="P11"><text:span text:style-name="T1">Mostra todos os componentes conectados no barramento PCI, como controladoras de disco, placas externas, controladoras USB, placas integradas etc…</text:span></text:p>
      <text:p text:style-name="P1"/>
      <text:p text:style-name="P2"><text:span text:style-name="T3">Comando: </text:span>lspci -s <text:span text:style-name="T2">00:1f.3</text:span><text:span text:style-name="T3"> -v</text:span></text:p>
      <text:p text:style-name="P2">Podemos ver mais detalhes de um desses dispositivos <text:span text:style-name="T3">passando a opção -s com o endereço do dispositivo</text:span>: </text:p>
      <text:p text:style-name="P2"/>
      <text:p text:style-name="P10">Comando: lspci -k</text:p>
      <text:p text:style-name="P1"><text:span text:style-name="T3">Outra forma de verificar qual módulo do kernel está associado é utilizar a opção -k:</text:span></text:p>
      <text:p text:style-name="P3"/>
      <text:p text:style-name="P3"/>
      <text:p text:style-name="P17">LSUSB</text:p>
      <text:p text:style-name="P13"/>
      <text:p text:style-name="P12">Comando: lsusb</text:p>
      <text:p text:style-name="P13"><text:span text:style-name="T1">Mostra os dispositivos USB conectados à máquina.</text:span></text:p>
      <text:p text:style-name="P1"/>
      <text:p text:style-name="P15">Comando: lsusb -v -d 1d6b:0002 </text:p>
      <text:p text:style-name="P14">Para ver mais detalhes de um dispositivo usamos a opção -v e -d passando o ID do dispositivo:</text:p>
      <text:p text:style-name="P14"/>
      <text:p text:style-name="P14">Comando: lsusb -t</text:p>
      <text:p text:style-name="P14">Exibe os dispositivos USB em uma árvore hierárquica:</text:p>
      <text:p text:style-name="P14"><text:s text:c="2"/></text:p>
      <text:p text:style-name="P14"/>
      <text:p text:style-name="P15">LSMOD </text:p>
      <text:p text:style-name="P15"/>
      <text:p text:style-name="P14">Comando: lsmod</text:p>
      <text:p text:style-name="P15">Lista todos os módulos atualmente carregados</text:p>
      <text:p text:style-name="P14"/>
      <text:p text:style-name="P16">Comando: lsmod | fgrep -i video </text:p>
      <text:p text:style-name="P16">Podemos ver detalhes de um modulo utilizando fgrep -f &lt;nome_modulo&gt;</text:p>
      <text:p text:style-name="P4"/>
      <text:p text:style-name="P4"/>
      <text:p text:style-name="P5">MODPROBE</text:p>
      <text:p text:style-name="P5"/>
      <text:p text:style-name="P5">Comando: modprobe &lt;nome_modulo&gt;</text:p>
      <text:p text:style-name="P5">Podemos carregar um modulo passando o comando mais o nome.</text:p>
      <text:p text:style-name="P5"/>
      <text:p text:style-name="P5">Comando: modprobe -r &lt;nome_modulo&gt;</text:p>
      <text:p text:style-name="P5">Podemos descarregar um modulo usando a opção -r mais o nome do modulo</text:p>
      <text:p text:style-name="P5"/>
      <text:p text:style-name="P5"/>
      <text:p text:style-name="P5">IDENTIFICANDO BIBLIOTECAS COMPARTILHADAS</text:p>
      <text:p text:style-name="P5"/>
      <text:p text:style-name="P5">Comando: ldd <text:span text:style-name="T6">usr</text:span><text:span text:style-name="T7">bin/&lt;nome_programa&gt; </text:span></text:p>
      <text:p text:style-name="P5">Utilizamos para conhecer as bibliotecas necessárias a um programa.</text:p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INSTALAÇÃO DE PROGRAMAS</text:p>
      <text:p text:style-name="P7"/>
      <text:p text:style-name="P6">Comando: apt-cache search &lt;nome_do_programa&gt; ou apt search &lt;nome_do_programa&gt;</text:p>
      <text:p text:style-name="P6">Utilizamos para procurar programas instalados.</text:p>
      <text:p text:style-name="P6"/>
      <text:p text:style-name="P7">Comando: apt-get update ou apt update</text:p>
      <text:p text:style-name="P7">Usamos para atualizar as informações dos pacotes e dependências.</text:p>
      <text:p text:style-name="P7"/>
      <text:p text:style-name="P7">Comando: apt-get install &lt;nome_do_programa&gt; ou apt install &lt;nome_do_programa&gt;</text:p>
      <text:p text:style-name="P7">Utilizamos para instalar um programas</text:p>
      <text:p text:style-name="P7"/>
      <text:p text:style-name="P7">INSTALAR PACOTES COPIADOS SEPARADAMENTE ( dpkg )</text:p>
      <text:p text:style-name="P7"/>
      <text:p text:style-name="P7">dpkg <text:span text:style-name="T8">-i virtualbox-4.3….</text:span></text:p>
      <text:p text:style-name="P7">Usamos para instalar pacotes copiados</text:p>
      <text:p text:style-name="P7"/>
      <text:p text:style-name="P7">REMOVER PROGRAMAS</text:p>
      <text:p text:style-name="P7"/>
      <text:p text:style-name="P9">Comando: apt-get remove &lt;nome_do_programa&gt; ou apt remove &lt;nome_do_programa&gt;</text:p>
      <text:p text:style-name="P9"/>
      <text:p text:style-name="P9">REMOVER PROGRAMA E ARQUIVOS DE CONFIGURAÇÃO</text:p>
      <text:p text:style-name="P9"/>
      <text:p text:style-name="P9">apt-get remove –purge &lt;nome_do_programa&gt;</text:p>
      <text:p text:style-name="P9"/>
      <text:p text:style-name="P9">ATUALIZAR PROGRAMAS</text:p>
      <text:p text:style-name="P8"/>
      <text:p text:style-name="P7">Comando: apt-get upgrade ou apt upgrade</text:p>
      <text:p text:style-name="P9">Atualizar todos os programas</text:p>
      <text:p text:style-name="P9"/>
      <text:p text:style-name="P9">Comando: apt-get upgrade &lt;nome_do_programa&gt;</text:p>
      <text:p text:style-name="P9">Usamos quando precisamos atualizar apenas um programa </text:p>
      <text:p text:style-name="P9"/>
      <text:p text:style-name="P9">INSPEÇÃO DE PACOTES</text:p>
      <text:p text:style-name="P9"/>
      <text:p text:style-name="P9">dpkg -l &lt;nome_do_programa&gt;</text:p>
      <text:p text:style-name="P9">Mostra o estado do pacote, se está instalado e se há algum problema na instalação</text:p>
      <text:p text:style-name="P9"/>
      <text:p text:style-name="P9">dpkg -S &lt;nome_do_arquivo&gt;</text:p>
      <text:p text:style-name="P9">Procura qual pacote instalou o arquivo especificado </text:p>
      <text:p text:style-name="P9"/>
      <text:p text:style-name="P9">dpkg -L nome_do_pacote</text:p>
      <text:p text:style-name="P9">Lista os arquivos instalados pelo pacote especificado</text:p>
      <text:p text:style-name="P9"/>
      <text:p text:style-name="P9">dpkg –contents pacote.deb</text:p>
      <text:p text:style-name="P9">Lista o conteúdo do pacote especificado</text:p>
      <text:p text:style-name="P9"/>
      <text:p text:style-name="P9">apt-cache show nome_do_pacote </text:p>
      <text:p text:style-name="P9">Mostra detalhes a respeito do pacote indicado</text:p>
      <text:p text:style-name="P7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8:52:32.571775518</meta:creation-date>
    <dc:date>2024-03-16T14:10:44.646697798</dc:date>
    <meta:editing-duration>PT3H38M22S</meta:editing-duration>
    <meta:editing-cycles>1</meta:editing-cycles>
    <meta:document-statistic meta:table-count="0" meta:image-count="0" meta:object-count="0" meta:page-count="2" meta:paragraph-count="59" meta:word-count="344" meta:character-count="2441" meta:non-whitespace-character-count="2144"/>
    <meta:generator>LibreOffice/7.3.7.2$Linux_X86_64 LibreOffice_project/30$Build-2</meta:generator>
  </office:meta>
</office:document-meta>
</file>